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606cm"/>
    </style:style>
    <style:style style:name="co3" style:family="table-column">
      <style:table-column-properties fo:break-before="auto" style:column-width="2.82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 style:data-style-name="N37"/>
    <style:style style:name="ce3" style:family="table-cell" style:parent-style-name="Default" style:data-style-name="N0"/>
    <style:style style:name="ce4" style:family="table-cell" style:parent-style-name="Default">
      <style:text-properties fo:color="#000000" style:font-name="Segoe UI" fo:font-size="10pt" fo:language="zxx" fo:country="none" style:font-name-asian="Segoe UI" style:font-size-asian="10pt" style:language-asian="zxx" style:country-asian="none" style:font-name-complex="Segoe UI" style:font-size-complex="10pt" style:language-complex="zxx" style:country-complex="none"/>
    </style:style>
    <style:style style:name="ce5" style:family="table-cell" style:parent-style-name="Default">
      <style:text-properties fo:color="#000000" style:font-name="Segoe UI" fo:font-size="11pt" fo:language="zxx" fo:country="none" style:font-name-asian="Segoe UI" style:font-size-asian="11pt" style:language-asian="zxx" style:country-asian="none" style:font-name-complex="Segoe UI" style:font-size-complex="11pt" style:language-complex="zxx" style:country-complex="none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 office:value-type="string">
            <text:p>Date</text:p>
          </table:table-cell>
          <table:table-cell table:style-name="ce1" office:value-type="string">
            <text:p>Hours used</text:p>
          </table:table-cell>
          <table:table-cell/>
        </table:table-row>
        <table:table-row table:style-name="ro1">
          <table:table-cell office:value-type="date" office:date-value="2020-05-06">
            <text:p>06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08">
            <text:p>08.05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05-10">
            <text:p>10.05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5-11">
            <text:p>11.05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05-12">
            <text:p>12.05.2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date" office:date-value="2020-05-13">
            <text:p>13.05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05-14">
            <text:p>14.05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05-15">
            <text:p>15.05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5-25">
            <text:p>25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6">
            <text:p>26.05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5-27">
            <text:p>27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8">
            <text:p>28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29">
            <text:p>29.05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5-30">
            <text:p>30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5-31">
            <text:p>31.05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1">
            <text:p>01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2">
            <text:p>02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3">
            <text:p>03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04">
            <text:p>04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5">
            <text:p>0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6">
            <text:p>0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08">
            <text:p>0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09">
            <text:p>09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0">
            <text:p>10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1">
            <text:p>11.06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6-12">
            <text:p>12.06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6-13">
            <text:p>13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15">
            <text:p>15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6">
            <text:p>16.06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6-17">
            <text:p>17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18">
            <text:p>18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19">
            <text:p>19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0">
            <text:p>20.06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6-22">
            <text:p>22.06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6-24">
            <text:p>24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7">
            <text:p>27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6-29">
            <text:p>29.06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6-30">
            <text:p>30.06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1">
            <text:p>01.07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>
          <table:table-cell office:value-type="date" office:date-value="2020-07-02">
            <text:p>02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03">
            <text:p>03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06">
            <text:p>06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7-09">
            <text:p>09.07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7-18">
            <text:p>18.07.20</text:p>
          </table:table-cell>
          <table:table-cell table:style-name="ce3" office:value-type="float" office:value="2">
            <text:p>2</text:p>
          </table:table-cell>
          <table:table-cell table:style-name="ce3"/>
        </table:table-row>
        <table:table-row table:style-name="ro1">
          <table:table-cell office:value-type="date" office:date-value="2020-07-21">
            <text:p>21.07.20</text:p>
          </table:table-cell>
          <table:table-cell office:value-type="float" office:value="1.5">
            <text:p>1,5</text:p>
          </table:table-cell>
          <table:table-cell table:style-name="ce3"/>
        </table:table-row>
        <table:table-row table:style-name="ro1">
          <table:table-cell office:value-type="date" office:date-value="2020-07-25">
            <text:p>25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7">
            <text:p>27.07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7-29">
            <text:p>29.07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7-30">
            <text:p>30.07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7-31">
            <text:p>31.07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1">
            <text:p>0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02">
            <text:p>02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3">
            <text:p>0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4">
            <text:p>04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05">
            <text:p>05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06">
            <text:p>06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07">
            <text:p>07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08">
            <text:p>08.08.20</text:p>
          </table:table-cell>
          <table:table-cell office:value-type="float" office:value="1.5">
            <text:p>1,5</text:p>
          </table:table-cell>
          <table:table-cell/>
        </table:table-row>
        <table:table-row table:style-name="ro1">
          <table:table-cell office:value-type="date" office:date-value="2020-08-10">
            <text:p>1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13">
            <text:p>13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4">
            <text:p>14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8-15">
            <text:p>1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16">
            <text:p>16.08.20</text:p>
          </table:table-cell>
          <table:table-cell table:style-name="ce4"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17">
            <text:p>17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18">
            <text:p>18.08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08-20">
            <text:p>20.08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08-21">
            <text:p>21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4">
            <text:p>24.08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08-25">
            <text:p>25.08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8-26">
            <text:p>26.08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09-02">
            <text:p>02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04">
            <text:p>0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4">
            <text:p>14.09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09-15">
            <text:p>15.09.20</text:p>
          </table:table-cell>
          <table:table-cell office:value-type="float" office:value="1.25">
            <text:p>1,25</text:p>
          </table:table-cell>
          <table:table-cell/>
        </table:table-row>
        <table:table-row table:style-name="ro2">
          <table:table-cell office:value-type="date" office:date-value="2020-10-04">
            <text:p>04.10.20</text:p>
          </table:table-cell>
          <table:table-cell table:style-name="ce5"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5">
            <text:p>05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06">
            <text:p>06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07">
            <text:p>07.10.20</text:p>
          </table:table-cell>
          <table:table-cell office:value-type="float" office:value="0.5">
            <text:p>0,5</text:p>
          </table:table-cell>
          <table:table-cell/>
        </table:table-row>
        <table:table-row table:style-name="ro1">
          <table:table-cell office:value-type="date" office:date-value="2020-10-08">
            <text:p>08.10.20</text:p>
          </table:table-cell>
          <table:table-cell office:value-type="float" office:value="4.5">
            <text:p>4,5</text:p>
          </table:table-cell>
          <table:table-cell/>
        </table:table-row>
        <table:table-row table:style-name="ro1">
          <table:table-cell office:value-type="date" office:date-value="2020-10-09">
            <text:p>09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0">
            <text:p>10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1">
            <text:p>11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12">
            <text:p>12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3">
            <text:p>13.10.20</text:p>
          </table:table-cell>
          <table:table-cell office:value-type="float" office:value="5.5">
            <text:p>5,5</text:p>
          </table:table-cell>
          <table:table-cell/>
        </table:table-row>
        <table:table-row table:style-name="ro1">
          <table:table-cell office:value-type="date" office:date-value="2020-10-14">
            <text:p>14.10.20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date" office:date-value="2020-10-15">
            <text:p>15.10.20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date" office:date-value="2020-10-16">
            <text:p>16.10.20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date" office:date-value="2020-10-17">
            <text:p>17.10.20</text:p>
          </table:table-cell>
          <table:table-cell office:value-type="float" office:value="2.5">
            <text:p>2,5</text:p>
          </table:table-cell>
          <table:table-cell/>
        </table:table-row>
        <table:table-row table:style-name="ro1">
          <table:table-cell office:value-type="date" office:date-value="2020-10-18">
            <text:p>18.10.20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date" office:date-value="2020-10-19">
            <text:p>19.10.20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office:value-type="date" office:date-value="2020-10-20">
            <text:p>20.10.20</text:p>
          </table:table-cell>
          <table:table-cell office:value-type="float" office:value="0.75">
            <text:p>0,75</text:p>
          </table:table-cell>
          <table:table-cell/>
        </table:table-row>
        <table:table-row table:style-name="ro1" table:number-rows-repeated="3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formula="of:=SUM([.B2:.B95])" office:value-type="float" office:value="180.25">
            <text:p>180,25</text:p>
          </table:table-cell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0-20">20.10.2020</text:date>, <text:time>14:1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17M40S</meta:editing-duration>
    <meta:editing-cycles>81</meta:editing-cycles>
    <meta:generator>OpenOffice/4.1.7$Win32 OpenOffice.org_project/417m1$Build-9800</meta:generator>
    <dc:date>2020-10-20T14:15:22.16</dc:date>
    <dc:creator>Coco </dc:creator>
    <meta:document-statistic meta:table-count="3" meta:cell-count="185" meta:object-count="0"/>
    <meta:user-defined meta:name="Info 1"/>
    <meta:user-defined meta:name="Info 2"/>
    <meta:user-defined meta:name="Info 3"/>
    <meta:user-defined meta:name="Info 4"/>
  </office:meta>
</office:document-meta>
</file>